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onicons" svg:font-family="Ionicons" style:font-adornments="Standard"/>
    <style:font-face style:name="Lohit Devanagari1" svg:font-family="'Lohit Devanagari'"/>
    <style:font-face style:name="wasy10" svg:font-family="wasy10" style:font-adornments="Standard"/>
    <style:font-face style:name="Noto Sans Symbols" svg:font-family="'Noto Sans Symbols'" style:font-adornments="Standar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3.552cm" style:rel-column-width="13694*"/>
    </style:style>
    <style:style style:name="Tableau1.B" style:family="table-column">
      <style:table-column-properties style:column-width="0.811cm" style:rel-column-width="3127*"/>
    </style:style>
    <style:style style:name="Tableau1.C" style:family="table-column">
      <style:table-column-properties style:column-width="2.337cm" style:rel-column-width="9009*"/>
    </style:style>
    <style:style style:name="Tableau1.D" style:family="table-column">
      <style:table-column-properties style:column-width="2.007cm" style:rel-column-width="7737*"/>
    </style:style>
    <style:style style:name="Tableau1.E" style:family="table-column">
      <style:table-column-properties style:column-width="2.887cm" style:rel-column-width="11131*"/>
    </style:style>
    <style:style style:name="Tableau1.F" style:family="table-column">
      <style:table-column-properties style:column-width="1.499cm" style:rel-column-width="5779*"/>
    </style:style>
    <style:style style:name="Tableau1.G" style:family="table-column">
      <style:table-column-properties style:column-width="3.907cm" style:rel-column-width="15058*"/>
    </style:style>
    <style:style style:name="Tableau1.1" style:family="table-row">
      <style:table-row-properties style:min-row-height="0.794cm" fo:keep-together="auto"/>
    </style:style>
    <style:style style:name="Tableau1.A1" style:family="table-cell" style:data-style-name="N10100">
      <style:table-cell-properties style:vertical-align="middle" fo:background-color="#3f51b5" fo:padding="0cm" fo:border-left="0.05pt solid #3f51b5" fo:border-right="none" fo:border-top="0.05pt solid #3f51b5" fo:border-bottom="none" style:writing-mode="page">
        <style:background-image/>
      </style:table-cell-properties>
    </style:style>
    <style:style style:name="Tableau1.B1" style:family="table-cell" style:data-style-name="N10100">
      <style:table-cell-properties style:vertical-align="middle" fo:background-color="#3f51b5" fo:padding="0cm" fo:border-left="none" fo:border-right="none" fo:border-top="0.05pt solid #3f51b5" fo:border-bottom="none" style:writing-mode="page">
        <style:background-image/>
      </style:table-cell-properties>
    </style:style>
    <style:style style:name="Tableau1.G1" style:family="table-cell" style:data-style-name="N10100">
      <style:table-cell-properties style:vertical-align="middle" fo:background-color="#3f51b5" fo:padding="0cm" fo:border-left="none" fo:border-right="0.05pt solid #3f51b5" fo:border-top="0.05pt solid #3f51b5" fo:border-bottom="none" style:writing-mode="page">
        <style:background-image/>
      </style:table-cell-properties>
    </style:style>
    <style:style style:name="Tableau1.A2" style:family="table-cell">
      <style:table-cell-properties style:vertical-align="middle" fo:padding="0.097cm" fo:border-left="0.05pt solid #3f51b5" fo:border-right="0.05pt solid #3f51b5" fo:border-top="none" fo:border-bottom="0.05pt solid #3f51b5"/>
    </style:style>
    <style:style style:name="Tableau1.A3" style:family="table-cell">
      <style:table-cell-properties style:vertical-align="middle" fo:padding="0.097cm" fo:border-left="0.05pt solid #3f51b5" fo:border-right="none" fo:border-top="none" fo:border-bottom="0.05pt solid #3f51b5"/>
    </style:style>
    <style:style style:name="Tableau1.B3" style:family="table-cell">
      <style:table-cell-properties style:vertical-align="middle" fo:padding="0.097cm" fo:border-left="0.05pt solid #3f51b5" fo:border-right="none" fo:border-top="none" fo:border-bottom="0.05pt solid #3f51b5"/>
    </style:style>
    <style:style style:name="Tableau1.D3" style:family="table-cell">
      <style:table-cell-properties style:vertical-align="middle" fo:padding="0.097cm" fo:border-left="0.05pt solid #3f51b5" fo:border-right="none" fo:border-top="none" fo:border-bottom="0.05pt solid #3f51b5"/>
    </style:style>
    <style:style style:name="Tableau1.E3" style:family="table-cell">
      <style:table-cell-properties style:vertical-align="middle" fo:padding="0.097cm" fo:border-left="0.05pt solid #3f51b5" fo:border-right="none" fo:border-top="none" fo:border-bottom="0.05pt solid #3f51b5"/>
    </style:style>
    <style:style style:name="Tableau1.F3" style:family="table-cell">
      <style:table-cell-properties style:vertical-align="middle" fo:padding="0.097cm" fo:border-left="0.05pt solid #3f51b5" fo:border-right="none" fo:border-top="none" fo:border-bottom="0.05pt solid #3f51b5"/>
    </style:style>
    <style:style style:name="Tableau1.G3" style:family="table-cell">
      <style:table-cell-properties style:vertical-align="middle" fo:padding="0.097cm" fo:border-left="0.05pt solid #3f51b5" fo:border-right="0.05pt solid #3f51b5" fo:border-top="none" fo:border-bottom="0.05pt solid #3f51b5"/>
    </style:style>
    <style:style style:name="Tableau1.A4" style:family="table-cell">
      <style:table-cell-properties style:vertical-align="middle" fo:padding="0.097cm" fo:border-left="0.05pt solid #3f51b5" fo:border-right="0.05pt solid #3f51b5" fo:border-top="none" fo:border-bottom="0.05pt solid #3f51b5"/>
    </style:style>
    <style:style style:name="Tableau1.A5" style:family="table-cell">
      <style:table-cell-properties style:vertical-align="middle" fo:padding="0.097cm" fo:border="none"/>
    </style:style>
    <style:style style:name="Tableau1.G5" style:family="table-cell">
      <style:table-cell-properties style:vertical-align="middle" fo:padding="0.097cm" fo:border-left="0.05pt solid #3f51b5" fo:border-right="0.05pt solid #3f51b5" fo:border-top="none" fo:border-bottom="0.05pt solid #3f51b5"/>
    </style:style>
    <style:style style:name="Tableau1.A6" style:family="table-cell">
      <style:table-cell-properties style:vertical-align="middle" fo:padding="0.097cm" fo:border="none"/>
    </style:style>
    <style:style style:name="Tableau1.C6" style:family="table-cell">
      <style:table-cell-properties style:vertical-align="middle" fo:padding="0.097cm" fo:border="none"/>
    </style:style>
    <style:style style:name="Tableau1.E6" style:family="table-cell">
      <style:table-cell-properties style:vertical-align="middle" fo:padding="0.097cm" fo:border="none"/>
    </style:style>
    <style:style style:name="Tableau1.G6" style:family="table-cell">
      <style:table-cell-properties style:vertical-align="middle" fo:padding="0.097cm" fo:border-left="0.05pt solid #3f51b5" fo:border-right="0.05pt solid #3f51b5" fo:border-top="none" fo:border-bottom="0.05pt solid #3f51b5"/>
    </style:style>
    <style:style style:name="Tableau1.A7" style:family="table-cell">
      <style:table-cell-properties style:vertical-align="middle" fo:padding="0.097cm" fo:border="none"/>
    </style:style>
    <style:style style:name="Tableau1.G7" style:family="table-cell">
      <style:table-cell-properties style:vertical-align="middle" fo:padding="0.097cm" fo:border-left="0.05pt solid #3f51b5" fo:border-right="0.05pt solid #3f51b5" fo:border-top="none" fo:border-bottom="0.05pt solid #3f51b5"/>
    </style:style>
    <style:style style:name="P1" style:family="paragraph" style:parent-style-name="Standard">
      <style:paragraph-properties fo:line-height="100%" fo:text-align="end" style:justify-single-word="false"/>
      <style:text-properties fo:color="#303f9f" style:font-name="wasy10" fo:font-size="28pt" fo:letter-spacing="0.014cm" fo:font-style="normal" style:text-underline-style="none" fo:font-weight="normal" officeooo:rsid="002839bd" officeooo:paragraph-rsid="010f2b28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font-size="9pt" style:text-underline-style="none" fo:font-weight="bold" officeooo:rsid="0021ecd2" officeooo:paragraph-rsid="01080d80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9pt" style:text-underline-style="none" fo:font-weight="bold" officeooo:rsid="0021ecd2" officeooo:paragraph-rsid="01080d80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9pt" style:text-underline-style="none" officeooo:rsid="001cd9e1" officeooo:paragraph-rsid="00da5598" style:font-size-asian="9pt" style:font-size-complex="9pt"/>
    </style:style>
    <style:style style:name="P6" style:family="paragraph" style:parent-style-name="Standard">
      <style:text-properties fo:font-size="9pt" style:text-underline-style="none" officeooo:rsid="001cd9e1" officeooo:paragraph-rsid="00fb810d" style:font-size-asian="9pt" style:font-size-complex="9pt"/>
    </style:style>
    <style:style style:name="P7" style:family="paragraph" style:parent-style-name="Standard">
      <style:text-properties fo:font-size="9pt" officeooo:rsid="001cd9e1" officeooo:paragraph-rsid="00da5598" style:font-size-asian="9pt" style:font-size-complex="9pt"/>
    </style:style>
    <style:style style:name="P8" style:family="paragraph" style:parent-style-name="Standard">
      <style:text-properties fo:font-size="9pt" officeooo:rsid="001cd9e1" officeooo:paragraph-rsid="00fb810d" style:font-size-asian="9pt" style:font-size-complex="9pt"/>
    </style:style>
    <style:style style:name="P9" style:family="paragraph" style:parent-style-name="Standard">
      <style:text-properties fo:font-size="9pt" officeooo:paragraph-rsid="00fb810d" style:font-size-asian="9pt" style:font-size-complex="9pt"/>
    </style:style>
    <style:style style:name="P10" style:family="paragraph" style:parent-style-name="Standard">
      <style:paragraph-properties fo:line-height="100%" fo:text-align="start" style:justify-single-word="false"/>
      <style:text-properties fo:font-size="9pt" officeooo:paragraph-rsid="01080d80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2" style:family="paragraph" style:parent-style-name="Standard">
      <style:text-properties fo:font-size="9pt" officeooo:paragraph-rsid="010f6734" style:font-size-asian="9pt" style:font-size-complex="9pt"/>
    </style:style>
    <style:style style:name="P13" style:family="paragraph" style:parent-style-name="Standard">
      <style:text-properties fo:font-size="9pt" style:text-underline-style="solid" style:text-underline-width="auto" style:text-underline-color="font-color" fo:font-weight="bold" officeooo:rsid="001cd9e1" officeooo:paragraph-rsid="00da5598" style:font-size-asian="9pt" style:font-weight-asian="bold" style:font-size-complex="9pt" style:font-weight-complex="bold"/>
    </style:style>
    <style:style style:name="P14" style:family="paragraph" style:parent-style-name="Frame_20_contents">
      <style:paragraph-properties fo:text-align="end" style:justify-single-word="false"/>
      <style:text-properties fo:font-size="10pt" style:font-size-asian="10pt" style:font-size-complex="10pt"/>
    </style:style>
    <style:style style:name="P15" style:family="paragraph" style:parent-style-name="Frame_20_contents">
      <style:paragraph-properties fo:text-align="end" style:justify-single-word="false"/>
      <style:text-properties fo:font-size="10pt" officeooo:paragraph-rsid="010f6734" style:font-size-asian="10pt" style:font-size-complex="10pt"/>
    </style:style>
    <style:style style:name="P16" style:family="paragraph" style:parent-style-name="Frame_20_contents">
      <style:paragraph-properties fo:text-align="end" style:justify-single-word="false"/>
    </style:style>
    <style:style style:name="P17" style:family="paragraph" style:parent-style-name="Frame_20_contents">
      <style:paragraph-properties fo:text-align="end" style:justify-single-word="false"/>
      <style:text-properties officeooo:paragraph-rsid="010f6734"/>
    </style:style>
    <style:style style:name="P18" style:family="paragraph" style:parent-style-name="Table_20_Contents">
      <style:text-properties fo:font-size="9pt" style:font-size-asian="9pt" style:font-size-complex="9pt"/>
    </style:style>
    <style:style style:name="P19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1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line-height="150%" fo:text-align="justify" style:justify-single-word="false"/>
      <style:text-properties officeooo:paragraph-rsid="00ce0474"/>
    </style:style>
    <style:style style:name="P23" style:family="paragraph" style:parent-style-name="Table_20_Contents">
      <style:paragraph-properties fo:line-height="150%" fo:text-align="justify" style:justify-single-word="false"/>
      <style:text-properties fo:font-size="8pt" style:text-underline-style="none" fo:font-weight="normal" officeooo:rsid="00ba3087" officeooo:paragraph-rsid="00ce0474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ffffff" fo:font-size="11pt" fo:font-weight="bol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9pt" style:text-underline-style="none" fo:font-weight="bold" officeooo:rsid="002f9037" officeooo:paragraph-rsid="002f9037" style:font-size-asian="9pt" style:font-weight-asian="bold" style:font-size-complex="9pt" style:font-weight-complex="bold"/>
    </style:style>
    <style:style style:name="P26" style:family="paragraph" style:parent-style-name="Standard">
      <style:text-properties fo:font-size="11pt" officeooo:paragraph-rsid="01137d11" style:font-size-asian="11pt" style:font-size-complex="11pt"/>
    </style:style>
    <style:style style:name="T1" style:family="text">
      <style:text-properties style:font-name="Noto Sans Symbols" fo:font-size="14pt" fo:font-weight="bold" officeooo:rsid="00ee532c" style:font-name-asian="Noto Sans Symbols" style:font-size-asian="14pt" style:font-weight-asian="bold" style:font-name-complex="Noto Sans Symbols" style:font-size-complex="14pt" style:font-weight-complex="bold"/>
    </style:style>
    <style:style style:name="T2" style:family="text">
      <style:text-properties style:font-name="Noto Sans Symbols" fo:font-size="14pt" fo:font-weight="bold" officeooo:rsid="002db3dd" style:font-name-asian="Noto Sans Symbols" style:font-size-asian="14pt" style:font-weight-asian="bold" style:font-name-complex="Noto Sans Symbols" style:font-size-complex="14pt" style:font-weight-complex="bold"/>
    </style:style>
    <style:style style:name="T3" style:family="text">
      <style:text-properties fo:color="#336699" style:font-name="Noto Sans Symbols" fo:font-size="9pt" style:text-underline-style="none" fo:font-weight="normal" officeooo:rsid="002cb1cb" style:font-name-asian="Noto Sans Symbols" style:font-size-asian="9pt" style:font-weight-asian="normal" style:font-name-complex="Noto Sans Symbols" style:font-size-complex="9pt" style:font-weight-complex="normal"/>
    </style:style>
    <style:style style:name="T4" style:family="text">
      <style:text-properties fo:color="#336699" style:font-name="Noto Sans Symbols" fo:font-weight="normal" officeooo:rsid="0022ba33" style:font-name-asian="Noto Sans Symbols" style:font-weight-asian="normal" style:font-name-complex="Noto Sans Symbols" style:font-weight-complex="normal"/>
    </style:style>
    <style:style style:name="T5" style:family="text">
      <style:text-properties fo:color="#336699" style:font-name="Noto Sans Symbols" fo:font-weight="normal" officeooo:rsid="002b8d75" style:font-name-asian="Noto Sans Symbols" style:font-weight-asian="normal" style:font-name-complex="Noto Sans Symbols" style:font-weight-complex="normal"/>
    </style:style>
    <style:style style:name="T6" style:family="text">
      <style:text-properties fo:color="#336699" style:font-name="Noto Sans Symbols" officeooo:rsid="002b8d75" style:font-name-asian="Noto Sans Symbols" style:font-name-complex="Noto Sans Symbols"/>
    </style:style>
    <style:style style:name="T7" style:family="text">
      <style:text-properties fo:color="#336699" style:font-name="Noto Sans Symbols" fo:font-size="10pt" officeooo:rsid="002b8d75" style:font-name-asian="Noto Sans Symbols" style:font-size-asian="10pt" style:font-name-complex="Noto Sans Symbols" style:font-size-complex="10pt"/>
    </style:style>
    <style:style style:name="T8" style:family="text">
      <style:text-properties fo:color="#336699" style:font-name="Noto Sans Symbols" fo:font-size="10pt" fo:font-weight="normal" officeooo:rsid="002b8d75" style:font-name-asian="Noto Sans Symbols" style:font-size-asian="10pt" style:font-weight-asian="normal" style:font-name-complex="Noto Sans Symbols" style:font-size-complex="10pt" style:font-weight-complex="normal"/>
    </style:style>
    <style:style style:name="T9" style:family="text">
      <style:text-properties fo:color="#336699" style:font-name="Noto Sans Symbols" style:text-underline-style="none" fo:font-weight="bold" officeooo:rsid="002b8d75" style:font-name-asian="Noto Sans Symbols" style:font-weight-asian="bold" style:font-name-complex="Noto Sans Symbols" style:font-weight-complex="bold"/>
    </style:style>
    <style:style style:name="T10" style:family="text">
      <style:text-properties fo:color="#336699" style:font-name="Noto Sans Symbols" style:text-underline-style="none" fo:font-weight="normal" officeooo:rsid="002b8d75" style:font-name-asian="Noto Sans Symbols" style:font-weight-asian="normal" style:font-name-complex="Noto Sans Symbols" style:font-weight-complex="normal"/>
    </style:style>
    <style:style style:name="T11" style:family="text">
      <style:text-properties fo:color="#336699" style:font-name="Noto Sans Symbols" fo:font-weight="bold" officeooo:rsid="002b8d75" style:font-name-asian="Noto Sans Symbols" style:font-weight-asian="bold" style:font-name-complex="Noto Sans Symbols" style:font-weight-complex="bold"/>
    </style:style>
    <style:style style:name="T12" style:family="text">
      <style:text-properties fo:color="#336699" style:font-name="Ionicons" fo:font-weight="normal" officeooo:rsid="002839bd" style:font-name-asian="Ionicons" style:font-weight-asian="normal" style:font-name-complex="Ionicons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10f6734" style:font-size-asian="10pt" style:font-size-complex="10pt"/>
    </style:style>
    <style:style style:name="T15" style:family="text">
      <style:text-properties fo:font-size="10pt" officeooo:rsid="01080d80" style:font-size-asian="10pt" style:font-size-complex="10pt"/>
    </style:style>
    <style:style style:name="T16" style:family="text">
      <style:text-properties officeooo:rsid="010f6734"/>
    </style:style>
    <style:style style:name="T17" style:family="text">
      <style:text-properties fo:font-size="9pt" style:text-underline-style="none" fo:font-weight="normal" officeooo:rsid="002f9037" style:font-size-asian="9pt" style:font-weight-asian="normal" style:font-size-complex="9pt" style:font-weight-complex="normal"/>
    </style:style>
    <style:style style:name="T18" style:family="text">
      <style:text-properties fo:font-size="9pt" style:text-underline-style="none" fo:font-weight="bold" officeooo:rsid="00cfc80a" style:font-size-asian="9pt" style:font-weight-asian="bold" style:font-size-complex="9pt" style:font-weight-complex="bold"/>
    </style:style>
    <style:style style:name="T19" style:family="text">
      <style:text-properties fo:font-size="9pt" style:text-underline-style="none" officeooo:rsid="00cfc80a" style:font-size-asian="9pt" style:font-size-complex="9pt"/>
    </style:style>
    <style:style style:name="T20" style:family="text">
      <style:text-properties fo:font-size="9pt" style:text-underline-style="none" officeooo:rsid="00c15205" style:font-size-asian="9pt" style:font-size-complex="9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9pt" officeooo:rsid="009dd550" style:font-size-asian="9pt" style:font-size-complex="9pt"/>
    </style:style>
    <style:style style:name="T23" style:family="text">
      <style:text-properties style:font-name="Liberation Serif" fo:font-size="10pt" fo:letter-spacing="0.014cm" fo:font-style="normal" style:text-underline-style="none" fo:font-weight="normal" officeooo:rsid="00b1bee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officeooo:rsid="00a51477"/>
    </style:style>
    <style:style style:name="T25" style:family="text">
      <style:text-properties fo:color="#303f9f" style:font-name="Noto Sans Symbols" fo:letter-spacing="0.014cm" fo:font-style="normal" style:text-underline-style="none" fo:font-weight="normal" officeooo:rsid="002b8d75" fo:background-color="transparent" loext:char-shading-value="0" style:font-name-asian="Noto Sans Symbols" style:font-style-asian="normal" style:font-weight-asian="normal" style:font-name-complex="Noto Sans Symbols" style:font-style-complex="normal" style:font-weight-complex="normal"/>
    </style:style>
    <style:style style:name="T26" style:family="text">
      <style:text-properties fo:color="#303f9f" style:font-name="Ionicons" fo:letter-spacing="0.014cm" fo:font-style="normal" style:text-underline-style="none" fo:font-weight="bold" officeooo:rsid="00ec202f" fo:background-color="transparent" loext:char-shading-value="0" style:font-name-asian="Ionicons" style:font-style-asian="normal" style:font-weight-asian="bold" style:font-name-complex="Ionicons" style:font-style-complex="normal" style:font-weight-complex="bold"/>
    </style:style>
    <style:style style:name="T27" style:family="text">
      <style:text-properties fo:color="#303f9f" style:font-name="Ionicons" fo:letter-spacing="0.014cm" fo:language="zxx" fo:country="none" fo:font-style="normal" style:text-underline-style="none" fo:font-weight="bold" officeooo:rsid="00ec202f" fo:background-color="transparent" loext:char-shading-value="0" style:font-name-asian="Ionicons" style:language-asian="zxx" style:country-asian="none" style:font-style-asian="normal" style:font-weight-asian="bold" style:font-name-complex="Ionicons" style:language-complex="zxx" style:country-complex="none" style:font-style-complex="normal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officeooo:rsid="00a0e313"/>
    </style:style>
    <style:style style:name="T30" style:family="text">
      <style:text-properties fo:font-size="8pt" style:text-underline-style="none" fo:font-weight="bold" officeooo:rsid="00c6a164" style:font-size-asian="8pt" style:font-weight-asian="bold" style:font-size-complex="8pt" style:font-weight-complex="bold"/>
    </style:style>
    <style:style style:name="T31" style:family="text">
      <style:text-properties fo:font-size="8pt" style:text-underline-style="none" fo:font-weight="bold" officeooo:rsid="00c15205" style:font-size-asian="8pt" style:font-weight-asian="bold" style:font-size-complex="8pt" style:font-weight-complex="bold"/>
    </style:style>
    <style:style style:name="T32" style:family="text">
      <style:text-properties officeooo:rsid="00f344e3"/>
    </style:style>
    <style:style style:name="T33" style:family="text">
      <style:text-properties fo:color="#000000" style:font-name="Liberation Serif" fo:font-weight="normal" style:font-name-asian="Noto Sans Symbols" style:font-weight-asian="normal" style:font-name-complex="Noto Sans Symbols" style:font-weight-complex="normal"/>
    </style:style>
    <style:style style:name="T34" style:family="text">
      <style:text-properties style:text-underline-style="none" fo:font-weight="normal" officeooo:rsid="0021ecd2" style:font-weight-asian="normal" style:font-weight-complex="normal"/>
    </style:style>
    <style:style style:name="T35" style:family="text">
      <style:text-properties style:text-underline-style="none" officeooo:rsid="00f3aed9"/>
    </style:style>
    <style:style style:name="T36" style:family="text">
      <style:text-properties style:text-underline-style="none" officeooo:rsid="001cd9e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fill-image-width="0cm" draw:fill-image-height="0cm" fo:padding="0.15cm" fo:border="0.06pt solid #3f51b5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100" number:language="es" number:country="PE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date_order" text:name="py3o.o.date_order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o.validity_date" text:name="py3o.o.validity_date"/>
        <text:user-field-decl office:value-type="string" office:string-value="o.company_id.rml_header1" text:name="py3o.o.company_id.rml_header1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document.total" text:name="py3o.document.total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qty" text:name="py3o.line.qty"/>
        <text:user-field-decl office:value-type="string" office:string-value="line.product" text:name="py3o.line.product"/>
        <text:user-field-decl office:value-type="string" office:string-value="data.total" text:name="py3o.data.total"/>
        <text:user-field-decl office:value-type="string" office:string-value="line.tax" text:name="py3o.line.tax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symbol" text:name="py3o.data.symbol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vat" text:name="py3o.o.company_id.vat"/>
        <text:user-field-decl office:value-type="string" office:string-value="o.company_id.phone" text:name="py3o.o.company_id.phone"/>
        <text:user-field-decl office:value-type="string" office:string-value="o.partner_id.email" text:name="py3o.o.partner_id.email"/>
        <text:user-field-decl office:value-type="string" office:string-value="o.partner_id.phone" text:name="py3o.o.partner_id.phone"/>
        <text:user-field-decl office:value-type="string" office:string-value="o.partner_id.website" text:name="py3o.o.partner_id.website"/>
        <text:user-field-decl office:value-type="string" office:string-value="o.partner_id.fax" text:name="py3o.o.partner_id.fax"/>
        <text:user-field-decl office:value-type="string" office:string-value="o.note" text:name="py3o.o.note"/>
        <text:user-field-decl office:value-type="string" office:string-value="o.department_id.name" text:name="py3o.o.department_id.name"/>
        <text:user-field-decl office:value-type="string" office:string-value="o.payment_term_id.name" text:name="py3o.o.payment_term_id.name"/>
        <text:user-field-decl office:value-type="string" office:string-value="o.payment_term_id" text:name="py3o.o.payment_term_id"/>
        <text:user-field-decl office:value-type="string" office:string-value="o.partner_id.mobile" text:name="py3o.o.partner_id.mobile"/>
      </text:user-field-decls>
      <text:p text:style-name="P26"><text:user-field-get text:name="py3o.o.company_id.rml_header1">o.company_id.rml_header1</text:user-field-get></text:p>
      <text:p text:style-name="P25"><draw:frame draw:style-name="fr1" draw:name="Marco2" text:anchor-type="paragraph" svg:x="8.821cm" svg:y="0.238cm" svg:width="8.192cm" draw:z-index="2"><draw:text-box fo:min-height="4.517cm"><text:p text:style-name="P4"><text:span text:style-name="T7">⛟</text:span><text:span text:style-name="T8"> </text:span><text:span text:style-name="T15">Sh</text:span><text:span text:style-name="T13">ipping address: </text:span><text:span text:style-name="T28"><text:user-field-get text:name="py3o.o.partner_id.name">o.partner_id.name</text:user-field-get></text:span></text:p><text:p text:style-name="P3"><text:span text:style-name="T5">☗ </text:span><text:span text:style-name="T28"><text:user-field-get text:name="py3o.o.partner_invoice_id.name">o.partner_invoice_id.name</text:user-field-get></text:span><text:span text:style-name="T28">,</text:span></text:p><text:p text:style-name="P3"><text:span text:style-name="T28"><text:user-field-get text:name="py3o.o.partner_id.country_id.name">o.partner_id.country_id.name</text:user-field-get></text:span><text:span text:style-name="T28">, </text:span><text:span text:style-name="T28"><text:user-field-get text:name="py3o.o.partner_id.street">o.partner_id.street</text:user-field-get></text:span><text:span text:style-name="T28"> </text:span><text:span text:style-name="T28"><text:user-field-get text:name="py3o.o.partner_id.zip">o.partner_id.zip</text:user-field-get></text:span></text:p><text:p text:style-name="P3"><text:span text:style-name="T6">✉ </text:span><text:span text:style-name="T28"><text:user-field-get text:name="py3o.o.partner_id.email">o.partner_id.email</text:user-field-get></text:span></text:p><text:p text:style-name="P3"><text:span text:style-name="T4">☎ </text:span><text:span text:style-name="T28"><text:user-field-get text:name="py3o.o.partner_id.phone">o.partner_id.phone</text:user-field-get></text:span></text:p><text:p text:style-name="P3"><text:span text:style-name="T6">⌸</text:span><text:span text:style-name="T5"> </text:span><text:span text:style-name="T33"><text:user-field-get text:name="py3o.o.partner_id.mobile">o.partner_id.mobile</text:user-field-get></text:span></text:p><text:p text:style-name="P3"><text:span text:style-name="T6">⎙</text:span><text:span text:style-name="T5"> </text:span><text:span text:style-name="T28"><text:user-field-get text:name="py3o.o.partner_id.fax">o.partner_id.fax</text:user-field-get></text:span></text:p><text:p text:style-name="P10"><text:span text:style-name="T9">⚓ </text:span><text:span text:style-name="T34"><text:user-field-get text:name="py3o.o.partner_id.website">o.partner_id.website</text:user-field-get></text:span></text:p></draw:text-box></draw:frame><draw:frame draw:style-name="fr1" draw:name="Marco1" text:anchor-type="paragraph" svg:x="0.035cm" svg:y="0.226cm" svg:width="8.525cm" draw:z-index="1"><draw:text-box fo:min-height="4.524cm"><text:p text:style-name="P13"><text:user-field-get text:name="py3o.o.company_id.name">o.company_id.name</text:user-field-get></text:p><text:p text:style-name="P8"><text:span text:style-name="T10">☗</text:span><text:span text:style-name="T12"> </text:span><text:user-field-get text:name="py3o.o.company_id.street">o.company_id.street</text:user-field-get></text:p><text:p text:style-name="P7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<text:p text:style-name="P5"><text:user-field-get text:name="py3o.o.company_id.country_id.name">o.company_id.country_id.name</text:user-field-get></text:p><text:p text:style-name="P6"><text:span text:style-name="T4">☎</text:span><text:span text:style-name="T12"> </text:span><text:user-field-get text:name="py3o.o.company_id.phone">o.company_id.phone</text:user-field-get></text:p><text:p text:style-name="P6"><text:span text:style-name="T11">✉</text:span> <text:user-field-get text:name="py3o.o.company_id.email">o.company_id.email</text:user-field-get></text:p><text:p text:style-name="P9"><text:span text:style-name="T9">⚓</text:span> <text:user-field-get text:name="py3o.o.company_id.website">o.company_id.website</text:user-field-get></text:p><text:p text:style-name="P12"><text:span text:style-name="T35">NIF: </text:span><text:span text:style-name="T36"><text:user-field-get text:name="py3o.o.company_id.vat">o.company_id.vat</text:user-field-get></text:span></text:p><text:p text:style-name="P12"><text:span text:style-name="T25">🆃</text:span><text:a xlink:type="simple" xlink:href="http://twitter.com/@buildfish" text:style-name="Internet_20_link" text:visited-style-name="Visited_20_Internet_20_Link"><text:span text:style-name="T27">@buildfish</text:span></text:a><text:span text:style-name="T26"> <text:s/></text:span><text:span text:style-name="T25">🅕</text:span><text:a xlink:type="simple" xlink:href="http://bf.com/buildfish" text:style-name="Internet_20_link" text:visited-style-name="Visited_20_Internet_20_Link"><text:span text:style-name="T26">buildfish</text:span></text:a></text:p></draw:text-box></draw:frame><text:tab/><text:tab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float" office:value="0">
            <text:p text:style-name="P24">Description</text:p>
          </table:table-cell>
          <table:table-cell table:style-name="Tableau1.B1" table:number-columns-spanned="2" office:value-type="float" office:value="0">
            <text:p text:style-name="P24">Image</text:p>
          </table:table-cell>
          <table:covered-table-cell/>
          <table:table-cell table:style-name="Tableau1.B1" office:value-type="float" office:value="0">
            <text:p text:style-name="P24">Quantity</text:p>
          </table:table-cell>
          <table:table-cell table:style-name="Tableau1.B1" office:value-type="float" office:value="0">
            <text:p text:style-name="P24">Unit Price</text:p>
          </table:table-cell>
          <table:table-cell table:style-name="Tableau1.B1" office:value-type="float" office:value="0">
            <text:p text:style-name="P24">Taxes</text:p>
          </table:table-cell>
          <table:table-cell table:style-name="Tableau1.G1" office:value-type="float" office:value="0">
            <text:p text:style-name="P24">Price</text:p>
          </table:table-cell>
        </table:table-row>
        <table:table-row>
          <table:table-cell table:style-name="Tableau1.A2" table:number-columns-spanned="7" office:value-type="string">
            <text:p text:style-name="Table_20_Contents"><text:a xlink:type="simple" xlink:href="py3o://for=%22line%20in%20data.order_line%22" text:style-name="Internet_20_link" text:visited-style-name="Visited_20_Internet_20_Link"><text:span text:style-name="T22">for="line in data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8"><text:user-field-get text:name="py3o.line.product">line.product</text:user-field-get></text:p>
          </table:table-cell>
          <table:table-cell table:style-name="Tableau1.B3" table:number-columns-spanned="2" office:value-type="string">
            <text:p text:style-name="P20"><draw:frame draw:style-name="fr2" draw:name="py3o.image(line.image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covered-table-cell/>
          <table:table-cell table:style-name="Tableau1.D3" office:value-type="string">
            <text:p text:style-name="P19"><text:user-field-get text:name="py3o.line.qty">line.qty</text:user-field-get></text:p>
          </table:table-cell>
          <table:table-cell table:style-name="Tableau1.E3" office:value-type="string">
            <text:p text:style-name="P19"><text:user-field-get text:name="py3o.line.price_unit">line.price_unit</text:user-field-get></text:p>
          </table:table-cell>
          <table:table-cell table:style-name="Tableau1.F3" office:value-type="string">
            <text:p text:style-name="P11"><text:user-field-get text:name="py3o.line.tax">line.tax</text:user-field-get></text:p>
          </table:table-cell>
          <table:table-cell table:style-name="Tableau1.G3" office:value-type="string">
            <text:p text:style-name="P19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7" office:value-type="string">
            <text:p text:style-name="Table_20_Contents"><text:a xlink:type="simple" xlink:href="py3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6" office:value-type="string">
            <text:p text:style-name="P21"><text:span text:style-name="T29">Total Without Taxes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5" office:value-type="string">
            <text:p text:style-name="P19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eau1.A6" table:number-columns-spanned="2" office:value-type="string">
            <text:p text:style-name="Table_20_Contents"><text:a xlink:type="simple" xlink:href="py3o://if=%22o.payment_term_id%22" text:style-name="Internet_20_link" text:visited-style-name="Visited_20_Internet_20_Link"><text:span text:style-name="T19">if="o.payment_term_id"</text:span></text:a></text:p>
            <text:p text:style-name="P18">Payment term:</text:p>
            <text:p text:style-name="Table_20_Contents"><text:a xlink:type="simple" xlink:href="py3o:///if" text:style-name="Internet_20_link" text:visited-style-name="Visited_20_Internet_20_Link"><text:span text:style-name="T20">/if</text:span></text:a></text:p>
          </table:table-cell>
          <table:covered-table-cell/>
          <table:table-cell table:style-name="Tableau1.C6" table:number-columns-spanned="2" office:value-type="string">
            <text:p text:style-name="Table_20_Contents"><text:a xlink:type="simple" xlink:href="py3o://if=%22o.payment_term_id%22" text:style-name="Internet_20_link" text:visited-style-name="Visited_20_Internet_20_Link"><text:span text:style-name="T18">if="o.payment_term_id"</text:span></text:a></text:p>
            <text:p text:style-name="P18"><text:user-field-get text:name="py3o.o.payment_term_id.name">o.payment_term_id.name</text:user-field-get></text:p>
            <text:p text:style-name="Table_20_Contents"><text:a xlink:type="simple" xlink:href="py3o:///if" text:style-name="Internet_20_link" text:visited-style-name="Visited_20_Internet_20_Link"><text:span text:style-name="T20">/if</text:span></text:a></text:p>
          </table:table-cell>
          <table:covered-table-cell/>
          <table:table-cell table:style-name="Tableau1.E6" table:number-columns-spanned="2" office:value-type="string">
            <text:p text:style-name="P21">Taxes:</text:p>
          </table:table-cell>
          <table:covered-table-cell/>
          <table:table-cell table:style-name="Tableau1.G6" office:value-type="string">
            <text:p text:style-name="P19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eau1.A7" table:number-columns-spanned="6" office:value-type="string">
            <text:p text:style-name="P21">Tot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7" office:value-type="string">
            <text:p text:style-name="P19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2"/>
      <text:p text:style-name="P22"><text:a xlink:type="simple" xlink:href="py3o://if=%22o.note%22" text:style-name="Internet_20_link" text:visited-style-name="Visited_20_Internet_20_Link"><text:span text:style-name="T30">if="o.note"</text:span></text:a></text:p>
      <text:p text:style-name="P23"><text:span text:style-name="T32">Note:</text:span> <text:user-field-get text:name="py3o.o.note">o.note</text:user-field-get></text:p>
      <text:p text:style-name="P22"><text:a xlink:type="simple" xlink:href="py3o:///if" text:style-name="Internet_20_link" text:visited-style-name="Visited_20_Internet_20_Link"><text:span text:style-name="T31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onicons" svg:font-family="Ionicons" style:font-adornments="Standard"/>
    <style:font-face style:name="Lohit Devanagari1" svg:font-family="'Lohit Devanagari'"/>
    <style:font-face style:name="wasy10" svg:font-family="wasy10" style:font-adornments="Standard"/>
    <style:font-face style:name="Noto Sans Symbols" svg:font-family="'Noto Sans Symbols'" style:font-adornments="Standard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fo:color="#303f9f" style:font-name="wasy10" fo:font-size="28pt" fo:letter-spacing="0.014cm" fo:font-style="normal" style:text-underline-style="none" fo:font-weight="normal" officeooo:rsid="002839bd" officeooo:paragraph-rsid="010f2b28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P2" style:family="paragraph" style:parent-style-name="Frame_20_contents">
      <style:paragraph-properties fo:text-align="end" style:justify-single-word="false"/>
      <style:text-properties fo:font-size="10pt" officeooo:paragraph-rsid="010f6734" style:font-size-asian="10pt" style:font-size-complex="10pt"/>
    </style:style>
    <style:style style:name="MP3" style:family="paragraph" style:parent-style-name="Frame_20_contents">
      <style:paragraph-properties fo:text-align="end" style:justify-single-word="false"/>
    </style:style>
    <style:style style:name="MP4" style:family="paragraph" style:parent-style-name="Frame_20_contents">
      <style:paragraph-properties fo:text-align="end" style:justify-single-word="false"/>
      <style:text-properties fo:font-size="10pt" style:font-size-asian="10pt" style:font-size-complex="10pt"/>
    </style:style>
    <style:style style:name="MP5" style:family="paragraph" style:parent-style-name="Frame_20_contents">
      <style:paragraph-properties fo:text-align="end" style:justify-single-word="false"/>
      <style:text-properties officeooo:paragraph-rsid="010f6734"/>
    </style:style>
    <style:style style:name="MT1" style:family="text">
      <style:text-properties style:font-name="Noto Sans Symbols" fo:font-size="14pt" fo:font-weight="bold" officeooo:rsid="00ee532c" style:font-name-asian="Noto Sans Symbols" style:font-size-asian="14pt" style:font-weight-asian="bold" style:font-name-complex="Noto Sans Symbols" style:font-size-complex="14pt" style:font-weight-complex="bold"/>
    </style:style>
    <style:style style:name="MT2" style:family="text">
      <style:text-properties style:font-name="Noto Sans Symbols" fo:font-size="14pt" fo:font-weight="bold" officeooo:rsid="002db3dd" style:font-name-asian="Noto Sans Symbols" style:font-size-asian="14pt" style:font-weight-asian="bold" style:font-name-complex="Noto Sans Symbols" style:font-size-complex="14pt" style:font-weight-complex="bold"/>
    </style:style>
    <style:style style:name="MT3" style:family="text">
      <style:text-properties fo:color="#336699" style:font-name="Noto Sans Symbols" fo:font-size="9pt" style:text-underline-style="none" fo:font-weight="normal" officeooo:rsid="002cb1cb" style:font-name-asian="Noto Sans Symbols" style:font-size-asian="9pt" style:font-weight-asian="normal" style:font-name-complex="Noto Sans Symbols" style:font-size-complex="9pt" style:font-weight-complex="normal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officeooo:rsid="010f6734" style:font-size-asian="10pt" style:font-size-complex="10pt"/>
    </style:style>
    <style:style style:name="MT6" style:family="text">
      <style:text-properties officeooo:rsid="010f6734"/>
    </style:style>
    <style:style style:name="MT7" style:family="text">
      <style:text-properties fo:font-size="9pt" style:text-underline-style="none" fo:font-weight="normal" officeooo:rsid="002f9037" style:font-size-asian="9pt" style:font-weight-asian="normal" style:font-size-complex="9pt" style:font-weight-complex="normal"/>
    </style:style>
    <style:style style:name="MT8" style:family="text">
      <style:text-properties style:font-name="Liberation Serif" fo:font-size="10pt" fo:letter-spacing="0.014cm" fo:font-style="normal" style:text-underline-style="none" fo:font-weight="normal" officeooo:rsid="00b1bee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date_order" text:name="py3o.o.date_order"/>
          <text:user-field-decl office:value-type="string" office:string-value="o.name" text:name="py3o.o.name"/>
          <text:user-field-decl office:value-type="string" office:string-value="o.user_id.name" text:name="py3o.o.user_id.name"/>
          <text:user-field-decl office:value-type="string" office:string-value="o.validity_date" text:name="py3o.o.validity_date"/>
        </text:user-field-decls>
        <text:p text:style-name="MP1"><draw:frame draw:style-name="Mfr1" draw:name="Imagen2" text:anchor-type="paragraph" svg:x="-0.041cm" svg:y="-0.002cm" svg:width="4.193cm" svg:height="1.771cm" draw:z-index="3"><draw:image xlink:href="Pictures/10000201000001AA000000B4FB0793EC51971BC2.png" xlink:type="simple" xlink:show="embed" xlink:actuate="onLoad"/></draw:frame><text:span text:style-name="MT1">Quotation</text:span><text:span text:style-name="MT2"> # </text:span><text:span text:style-name="MT2"><text:user-field-get text:name="py3o.o.name">o.name</text:user-field-get></text:span></text:p>
        <text:p text:style-name="MP2">Created: <text:span text:style-name="MT3">𝄝 </text:span><text:user-field-get text:name="py3o.o.date_order">o.date_order</text:user-field-get></text:p>
        <text:p text:style-name="MP3"><text:a xlink:type="simple" xlink:href="py3o://if=%22o.validity_date%22" text:style-name="Internet_20_link" text:visited-style-name="Visited_20_Internet_20_Link"><text:span text:style-name="MT4">if="o.validity_date"</text:span></text:a></text:p>
        <text:p text:style-name="MP4">Due: <text:span text:style-name="MT3">𝄝 </text:span><text:user-field-get text:name="py3o.o.validity_date">o.validity_date</text:user-field-get></text:p>
        <text:p text:style-name="MP3"><text:a xlink:type="simple" xlink:href="py3o:///if" text:style-name="Internet_20_link" text:visited-style-name="Visited_20_Internet_20_Link"><text:span text:style-name="MT4">/if</text:span></text:a></text:p>
        <text:p text:style-name="MP5"><text:a xlink:type="simple" xlink:href="py3o://if=%22o.user_id%22" text:style-name="Internet_20_link" text:visited-style-name="Visited_20_Internet_20_Link"><text:span text:style-name="MT5">if="o.user_id"</text:span></text:a></text:p>
        <text:p text:style-name="MP2"><text:span text:style-name="MT6">Sales person</text:span>: <text:span text:style-name="MT3">𐇒</text:span> <text:span text:style-name="MT7"><text:user-field-get text:name="py3o.o.user_id.name">o.user_id.name</text:user-field-get></text:span></text:p>
        <text:p text:style-name="MP5"><text:a xlink:type="simple" xlink:href="py3o:///if" text:style-name="Internet_20_link" text:visited-style-name="Visited_20_Internet_20_Link"><text:span text:style-name="MT8">/if</text:span></text:a></text:p>
      </style:header>
      <style:footer>
        <text:p text:style-name="Footer"><text:span text:style-name="MT9">Page: </text:span><text:span text:style-name="MT9"><text:page-number text:select-page="current">1</text:page-number></text:span><text:span text:style-name="MT9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4.2$Linux_X86_64 LibreOffice_project/10m0$Build-2</meta:generator>
    <dc:date>2017-04-02T11:01:35.567075081</dc:date>
    <meta:editing-duration>P2DT14H42M36S</meta:editing-duration>
    <meta:editing-cycles>229</meta:editing-cycles>
    <meta:document-statistic meta:table-count="1" meta:image-count="1" meta:object-count="0" meta:page-count="1" meta:paragraph-count="57" meta:word-count="97" meta:character-count="995" meta:non-whitespace-character-count="950"/>
  </office:meta>
</office:document-meta>
</file>